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626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5.0701in"/>
    </style:style>
    <style:style style:name="co5" style:family="table-column">
      <style:table-column-properties fo:break-before="auto" style:column-width="5.4563in"/>
    </style:style>
    <style:style style:name="co6" style:family="table-column">
      <style:table-column-properties fo:break-before="auto" style:column-width="4.9492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Full_20_report">
      <style:table-properties table:display="true" style:writing-mode="lr-tb"/>
    </style:style>
    <style:style style:name="ta3" style:family="table" style:master-page-name="PageStyle_5f_Outcom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1st - Run a Salesforce report so that you can view a list of open tickets with their Case Number, the queues where they belong, as well as the amount of hours since the last update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2nd - Click on "Export Details" &gt; "Export"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3rd - Paste the report into the sheet called "Full report" so that every column is properly placed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4rd - Run the script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5th - Grab the info from the sheet called "Outcome"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99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 repor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>
            <text:p>Case Number</text:p>
          </table:table-cell>
          <table:table-cell table:style-name="ce2" office:value-type="string">
            <text:p>Queue</text:p>
          </table:table-cell>
          <table:table-cell table:style-name="ce5" office:value-type="string">
            <text:p>Age (Hours)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29949">
            <text:p>8829949</text:p>
          </table:table-cell>
          <table:table-cell table:style-name="ce3" office:value-type="string">
            <text:p>AR - MOBILE</text:p>
          </table:table-cell>
          <table:table-cell table:style-name="ce6" office:value-type="float" office:value="150">
            <text:p>15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288">
            <text:p>8857288</text:p>
          </table:table-cell>
          <table:table-cell table:style-name="ce3" office:value-type="string">
            <text:p>DE - MOBILE</text:p>
          </table:table-cell>
          <table:table-cell table:style-name="ce6" office:value-type="float" office:value="33">
            <text:p>3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40935">
            <text:p>8840935</text:p>
          </table:table-cell>
          <table:table-cell table:style-name="ce3" office:value-type="string">
            <text:p>DK - MOBILE</text:p>
          </table:table-cell>
          <table:table-cell table:style-name="ce6" office:value-type="float" office:value="96">
            <text:p>9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067">
            <text:p>8856067</text:p>
          </table:table-cell>
          <table:table-cell table:style-name="ce3" office:value-type="string">
            <text:p>DK - MOBILE</text:p>
          </table:table-cell>
          <table:table-cell table:style-name="ce6" office:value-type="float" office:value="37">
            <text:p>3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625">
            <text:p>8860625</text:p>
          </table:table-cell>
          <table:table-cell table:style-name="ce3" office:value-type="string">
            <text:p>FI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293869">
            <text:p>8293869</text:p>
          </table:table-cell>
          <table:table-cell table:style-name="ce3" office:value-type="string">
            <text:p>FI - MOBILE</text:p>
          </table:table-cell>
          <table:table-cell table:style-name="ce6" office:value-type="float" office:value="1453">
            <text:p>145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967">
            <text:p>8859967</text:p>
          </table:table-cell>
          <table:table-cell table:style-name="ce3" office:value-type="string">
            <text:p>FI - MOBILE</text:p>
          </table:table-cell>
          <table:table-cell table:style-name="ce6" office:value-type="float" office:value="21">
            <text:p>2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879">
            <text:p>8864879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407">
            <text:p>8856407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36">
            <text:p>3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346">
            <text:p>8860346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9">
            <text:p>19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304">
            <text:p>8860304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20">
            <text:p>2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776">
            <text:p>8860776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477">
            <text:p>8860477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9">
            <text:p>19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861">
            <text:p>8854861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41">
            <text:p>4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769">
            <text:p>8860769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294">
            <text:p>8863294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0">
            <text:p>1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208">
            <text:p>8854208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43">
            <text:p>4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498">
            <text:p>8860498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9">
            <text:p>19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765">
            <text:p>8860765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369">
            <text:p>8857369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33">
            <text:p>3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3747">
            <text:p>8853747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44">
            <text:p>4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098">
            <text:p>8862098</text:p>
          </table:table-cell>
          <table:table-cell table:style-name="ce3" office:value-type="string">
            <text:p>FR - MOBILE</text:p>
          </table:table-cell>
          <table:table-cell table:style-name="ce6" office:value-type="float" office:value="14">
            <text:p>1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002">
            <text:p>8854002</text:p>
          </table:table-cell>
          <table:table-cell table:style-name="ce3" office:value-type="string">
            <text:p>NL - MOBILE</text:p>
          </table:table-cell>
          <table:table-cell table:style-name="ce6" office:value-type="float" office:value="43">
            <text:p>4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785">
            <text:p>8859785</text:p>
          </table:table-cell>
          <table:table-cell table:style-name="ce3" office:value-type="string">
            <text:p>NL - MOBILE</text:p>
          </table:table-cell>
          <table:table-cell table:style-name="ce6" office:value-type="float" office:value="22">
            <text:p>2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941">
            <text:p>8859941</text:p>
          </table:table-cell>
          <table:table-cell table:style-name="ce3" office:value-type="string">
            <text:p>NL - MOBILE</text:p>
          </table:table-cell>
          <table:table-cell table:style-name="ce6" office:value-type="float" office:value="21">
            <text:p>2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31107">
            <text:p>8831107</text:p>
          </table:table-cell>
          <table:table-cell table:style-name="ce3" office:value-type="string">
            <text:p>NL - MOBILE</text:p>
          </table:table-cell>
          <table:table-cell table:style-name="ce6" office:value-type="float" office:value="142">
            <text:p>14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36505">
            <text:p>8836505</text:p>
          </table:table-cell>
          <table:table-cell table:style-name="ce3" office:value-type="string">
            <text:p>NO - MOBILE</text:p>
          </table:table-cell>
          <table:table-cell table:style-name="ce6" office:value-type="float" office:value="117">
            <text:p>11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614">
            <text:p>8860614</text:p>
          </table:table-cell>
          <table:table-cell table:style-name="ce3" office:value-type="string">
            <text:p>NO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233">
            <text:p>8864233</text:p>
          </table:table-cell>
          <table:table-cell table:style-name="ce3" office:value-type="string">
            <text:p>PL - MOBILE</text:p>
          </table:table-cell>
          <table:table-cell table:style-name="ce6" office:value-type="float" office:value="6">
            <text:p>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26243">
            <text:p>8826243</text:p>
          </table:table-cell>
          <table:table-cell table:style-name="ce3" office:value-type="string">
            <text:p>PL - MOBILE</text:p>
          </table:table-cell>
          <table:table-cell table:style-name="ce6" office:value-type="float" office:value="166">
            <text:p>16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780">
            <text:p>8862780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2">
            <text:p>1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038">
            <text:p>8864038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7">
            <text:p>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747">
            <text:p>8863747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8">
            <text:p>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722">
            <text:p>8863722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9">
            <text:p>9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664">
            <text:p>8862664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2">
            <text:p>1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075">
            <text:p>8862075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4">
            <text:p>1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185">
            <text:p>8864185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6">
            <text:p>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902">
            <text:p>8860902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7">
            <text:p>1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1423">
            <text:p>8861423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6">
            <text:p>1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8573">
            <text:p>8858573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28">
            <text:p>2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008">
            <text:p>8859008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26">
            <text:p>2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1497">
            <text:p>8861497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5">
            <text:p>1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8154">
            <text:p>8858154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30">
            <text:p>3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869">
            <text:p>8860869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7">
            <text:p>1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870">
            <text:p>8860870</text:p>
          </table:table-cell>
          <table:table-cell table:style-name="ce3" office:value-type="string">
            <text:p>PT - MOBILE</text:p>
          </table:table-cell>
          <table:table-cell table:style-name="ce6" office:value-type="float" office:value="17">
            <text:p>1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743">
            <text:p>8864743</text:p>
          </table:table-cell>
          <table:table-cell table:style-name="ce3" office:value-type="string">
            <text:p>RU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621">
            <text:p>8859621</text:p>
          </table:table-cell>
          <table:table-cell table:style-name="ce3" office:value-type="string">
            <text:p>RU - MOBILE</text:p>
          </table:table-cell>
          <table:table-cell table:style-name="ce6" office:value-type="float" office:value="23">
            <text:p>2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807">
            <text:p>8864807</text:p>
          </table:table-cell>
          <table:table-cell table:style-name="ce3" office:value-type="string">
            <text:p>RU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40903">
            <text:p>8840903</text:p>
          </table:table-cell>
          <table:table-cell table:style-name="ce3" office:value-type="string">
            <text:p>RU - MOBILE</text:p>
          </table:table-cell>
          <table:table-cell table:style-name="ce6" office:value-type="float" office:value="96">
            <text:p>9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844">
            <text:p>8863844</text:p>
          </table:table-cell>
          <table:table-cell table:style-name="ce3" office:value-type="string">
            <text:p>RU - MOBILE</text:p>
          </table:table-cell>
          <table:table-cell table:style-name="ce6" office:value-type="float" office:value="8">
            <text:p>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744">
            <text:p>8854744</text:p>
          </table:table-cell>
          <table:table-cell table:style-name="ce3" office:value-type="string">
            <text:p>SE - MOBILE</text:p>
          </table:table-cell>
          <table:table-cell table:style-name="ce6" office:value-type="float" office:value="41">
            <text:p>4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669">
            <text:p>8860669</text:p>
          </table:table-cell>
          <table:table-cell table:style-name="ce3" office:value-type="string">
            <text:p>SE - MOBILE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846">
            <text:p>8864846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785">
            <text:p>8864785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3084">
            <text:p>8853084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8">
            <text:p>4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1948">
            <text:p>885194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3">
            <text:p>5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2212">
            <text:p>8852212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2">
            <text:p>5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1736">
            <text:p>8851736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5">
            <text:p>5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2001">
            <text:p>885200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3">
            <text:p>5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2081">
            <text:p>885208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3">
            <text:p>5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3128">
            <text:p>885312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8">
            <text:p>4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864">
            <text:p>8862864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1">
            <text:p>1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808">
            <text:p>886380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8">
            <text:p>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319">
            <text:p>8856319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6">
            <text:p>3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5911">
            <text:p>885591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7">
            <text:p>37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301">
            <text:p>885430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2">
            <text:p>4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294">
            <text:p>8856294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6">
            <text:p>3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505">
            <text:p>8864505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">
            <text:p>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4291">
            <text:p>885429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2">
            <text:p>4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968">
            <text:p>885696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4">
            <text:p>3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8538">
            <text:p>885853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28">
            <text:p>2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1527">
            <text:p>8861527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5">
            <text:p>1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545">
            <text:p>8859545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23">
            <text:p>2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5149">
            <text:p>8855149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0">
            <text:p>4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695">
            <text:p>8856695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5">
            <text:p>3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300">
            <text:p>8857300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3">
            <text:p>3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1641">
            <text:p>886164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5">
            <text:p>1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209">
            <text:p>8863209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0">
            <text:p>1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5050">
            <text:p>8855050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0">
            <text:p>4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8431">
            <text:p>885843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28">
            <text:p>28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6359">
            <text:p>8856359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6">
            <text:p>3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5083">
            <text:p>8855083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0">
            <text:p>4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3348">
            <text:p>886334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0">
            <text:p>1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186">
            <text:p>8864186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6">
            <text:p>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3867">
            <text:p>8853867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4">
            <text:p>4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914">
            <text:p>8864914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">
            <text:p>3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3407">
            <text:p>8853407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46">
            <text:p>46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4428">
            <text:p>886442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5">
            <text:p>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702">
            <text:p>8857702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2">
            <text:p>3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562">
            <text:p>8857562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2">
            <text:p>3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2068">
            <text:p>8862068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4">
            <text:p>1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0443">
            <text:p>8860443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9">
            <text:p>19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61569">
            <text:p>8861569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15">
            <text:p>15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356">
            <text:p>8859356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24">
            <text:p>24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7531">
            <text:p>8857531</text:p>
          </table:table-cell>
          <table:table-cell table:style-name="ce3" office:value-type="string">
            <text:p>SP - MOBILE</text:p>
          </table:table-cell>
          <table:table-cell table:style-name="ce6" office:value-type="float" office:value="32">
            <text:p>32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3" office:value-type="float" office:value="8859525">
            <text:p>8859525</text:p>
          </table:table-cell>
          <table:table-cell table:style-name="ce3" office:value-type="string">
            <text:p>UK - MOBILE</text:p>
          </table:table-cell>
          <table:table-cell table:style-name="ce6" office:value-type="float" office:value="23">
            <text:p>23</text:p>
          </table:table-cell>
          <table:table-cell table:style-name="ce1" table:number-columns-repeated="22"/>
          <table:table-cell table:number-columns-repeated="999"/>
        </table:table-row>
        <table:table-row table:style-name="ro1" table:number-rows-repeated="878">
          <table:table-cell table:style-name="ce4" table:number-columns-repeated="2"/>
          <table:table-cell table:style-name="ce7"/>
          <table:table-cell table:style-name="ce1" table:number-columns-repeated="22"/>
          <table:table-cell table:number-columns-repeated="999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come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3">
          <table:table-cell table:style-name="ce8" office:value-type="string">
            <text:p>QUEUE CHECK</text:p>
          </table:table-cell>
          <table:table-cell table:style-name="ce8" office:value-type="string">
            <text:p>OUT OF SLA</text:p>
          </table:table-cell>
          <table:table-cell table:style-name="ce8" office:value-type="string">
            <text:p>NEAR SLA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0/16/2020</text:date>, <text:time>14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report" style:display-name="PageStyle_Full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come" style:display-name="PageStyle_Outc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20-10-16T14:19:16</dc:date>
    <dc:creator>Alberto Cruzado Pleite</dc:creator>
    <meta:editing-duration>PT19S</meta:editing-duration>
    <meta:editing-cycles>1</meta:editing-cycles>
    <meta:document-statistic meta:table-count="3" meta:cell-count="299" meta:object-count="0"/>
  </office:meta>
</office:document-meta>
</file>